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91be" officeooo:paragraph-rsid="000d91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vie:Befikre</text:p>
      <text:p text:style-name="P1">Star Cast:Ranveer Sing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7:01:41.854159834</meta:creation-date>
    <dc:date>2016-12-01T17:02:40.585193469</dc:date>
    <meta:editing-duration>PT1M1S</meta:editing-duration>
    <meta:editing-cycles>1</meta:editing-cycles>
    <meta:document-statistic meta:table-count="0" meta:image-count="0" meta:object-count="0" meta:page-count="1" meta:paragraph-count="2" meta:word-count="4" meta:character-count="36" meta:non-whitespace-character-count="34"/>
    <meta:generator>LibreOffice/5.1.4.2$Linux_X86_64 LibreOffice_project/10m0$Build-2</meta:generator>
  </office:meta>
</office:document-meta>
</file>